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22-01-25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9152" calcext:value-type="float">
            <text:p>-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21-12-21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692" calcext:value-type="float">
            <text:p>-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21-11-30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30552" calcext:value-type="float">
            <text:p>-2.1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21-10-27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932" calcext:value-type="float">
            <text:p>-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21-09-27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268" calcext:value-type="float">
            <text:p>-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21-08-23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0384" calcext:value-type="float">
            <text:p>-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21-07-27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74392" calcext:value-type="float">
            <text:p>-2.3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21-06-29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69464" calcext:value-type="float">
            <text:p>-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20-11-17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2952" calcext:value-type="float">
            <text:p>-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20-10-30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2264" calcext:value-type="float">
            <text:p>-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20-09-29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2952" calcext:value-type="float">
            <text:p>-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20-08-31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9152" calcext:value-type="float">
            <text:p>-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19-09-30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1784" calcext:value-type="float">
            <text:p>-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19-08-29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648" calcext:value-type="float">
            <text:p>-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19-02-27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8232" calcext:value-type="float">
            <text:p>-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18-01-29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574" calcext:value-type="float">
            <text:p>-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17-12-27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6596" calcext:value-type="float">
            <text:p>-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17-11-27 19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05584" calcext:value-type="float">
            <text:p>-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17-10-27 19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9968" calcext:value-type="float">
            <text:p>-2.02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17-04-28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84704" calcext:value-type="float">
            <text:p>-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17-03-30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8984" calcext:value-type="float">
            <text:p>-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17-02-27 18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7452" calcext:value-type="float">
            <text:p>-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17-01-26 21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98" calcext:value-type="float">
            <text:p>-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16-12-28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65376" calcext:value-type="float">
            <text:p>-1.86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16-11-29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95856" calcext:value-type="float">
            <text:p>-1.89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16-10-27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05584" calcext:value-type="float">
            <text:p>-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16-08-29 14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1408" calcext:value-type="float">
            <text:p>-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16-07-29 20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1512" calcext:value-type="float">
            <text:p>-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15-12-21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6752" calcext:value-type="float">
            <text:p>-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15-11-20 13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4248" calcext:value-type="float">
            <text:p>-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15-10-29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32432" calcext:value-type="float">
            <text:p>-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15-09-30 15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9656" calcext:value-type="float">
            <text:p>-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15-08-25 15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73936" calcext:value-type="float">
            <text:p>-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15-07-29 1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05" calcext:value-type="float">
            <text:p>-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14-12-22 20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08" calcext:value-type="float">
            <text:p>-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14-11-25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31136" calcext:value-type="float">
            <text:p>-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14-10-29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4288" calcext:value-type="float">
            <text:p>-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14-09-24 13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9904" calcext:value-type="float">
            <text:p>-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14-08-26 14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90216" calcext:value-type="float">
            <text:p>-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13-11-27 14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8776" calcext:value-type="float">
            <text:p>-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13-10-25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6584" calcext:value-type="float">
            <text:p>-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13-09-25 13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552" calcext:value-type="float">
            <text:p>-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13-08-29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84" calcext:value-type="float">
            <text:p>-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12-11-29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6688" calcext:value-type="float">
            <text:p>-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12-09-25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54352" calcext:value-type="float">
            <text:p>-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12-08-30 14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42744" calcext:value-type="float">
            <text:p>-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12-07-30 20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9152" calcext:value-type="float">
            <text:p>-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11-08-18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34896" calcext:value-type="float">
            <text:p>-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11-07-21 14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692" calcext:value-type="float">
            <text:p>-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11-06-28 1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4664" calcext:value-type="float">
            <text:p>-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10-12-22 14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2496" calcext:value-type="float">
            <text:p>-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10-11-23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5544" calcext:value-type="float">
            <text:p>-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10-10-26 1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4592" calcext:value-type="float">
            <text:p>-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10-09-28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5544" calcext:value-type="float">
            <text:p>-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10-08-31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6232" calcext:value-type="float">
            <text:p>-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10-07-20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4028" calcext:value-type="float">
            <text:p>-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10-06-23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8568" calcext:value-type="float">
            <text:p>-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9-11-19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5752" calcext:value-type="float">
            <text:p>-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9-10-19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28216" calcext:value-type="float">
            <text:p>-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9-09-21 18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4792" calcext:value-type="float">
            <text:p>-1.76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9-08-19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2024" calcext:value-type="float">
            <text:p>-1.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9-07-20 17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836" calcext:value-type="float">
            <text:p>-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9-06-23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2136" calcext:value-type="float">
            <text:p>-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9-05-28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8504" calcext:value-type="float">
            <text:p>-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9-03-16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5064" calcext:value-type="float">
            <text:p>-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9-02-23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94688" calcext:value-type="float">
            <text:p>-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8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526" calcext:value-type="float">
            <text:p>-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8-11-24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5712" calcext:value-type="float">
            <text:p>-1.50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8-10-27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496" calcext:value-type="float">
            <text:p>-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8-09-23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82496" calcext:value-type="float">
            <text:p>-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8-08-22 14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80032" calcext:value-type="float">
            <text:p>-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8-07-29 15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644" calcext:value-type="float">
            <text:p>-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8-06-26 14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0864" calcext:value-type="float">
            <text:p>-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8-03-24 15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84832" calcext:value-type="float">
            <text:p>-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8-02-28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9832" calcext:value-type="float">
            <text:p>-1.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8-01-28 18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9512" calcext:value-type="float">
            <text:p>-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7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96568" calcext:value-type="float">
            <text:p>-1.4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7-11-29 18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78" calcext:value-type="float">
            <text:p>-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7-11-16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876" calcext:value-type="float">
            <text:p>-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7-10-29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876" calcext:value-type="float">
            <text:p>-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7-09-19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7256" calcext:value-type="float">
            <text:p>-1.66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7-08-24 18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3184" calcext:value-type="float">
            <text:p>-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7-07-19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2692" calcext:value-type="float">
            <text:p>-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7-06-21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4664" calcext:value-type="float">
            <text:p>-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7-05-24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7272" calcext:value-type="float">
            <text:p>-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7-01-19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128" calcext:value-type="float">
            <text:p>-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6-12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25624" calcext:value-type="float">
            <text:p>-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6-11-2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2984" calcext:value-type="float">
            <text:p>-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6-10-17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37944" calcext:value-type="float">
            <text:p>-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6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8944" calcext:value-type="float">
            <text:p>-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6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69008" calcext:value-type="float">
            <text:p>-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6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7504" calcext:value-type="float">
            <text:p>-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6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69592" calcext:value-type="float">
            <text:p>-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6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5552" calcext:value-type="float">
            <text:p>-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6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5364" calcext:value-type="float">
            <text:p>-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6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9256" calcext:value-type="float">
            <text:p>-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5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9456" calcext:value-type="float">
            <text:p>-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5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6752" calcext:value-type="float">
            <text:p>-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4-09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48256" calcext:value-type="float">
            <text:p>-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3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26208" calcext:value-type="float">
            <text:p>-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2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98192" calcext:value-type="float">
            <text:p>-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2-1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34896" calcext:value-type="float">
            <text:p>-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2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7384" calcext:value-type="float">
            <text:p>-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2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12392" calcext:value-type="float">
            <text:p>-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2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8136" calcext:value-type="float">
            <text:p>-1.0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2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04544" calcext:value-type="float">
            <text:p>-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2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4752" calcext:value-type="float">
            <text:p>-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2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3352" calcext:value-type="float">
            <text:p>-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2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8496" calcext:value-type="float">
            <text:p>-1.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2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0304" calcext:value-type="float">
            <text:p>-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2-02-21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0536" calcext:value-type="float">
            <text:p>-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2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9304" calcext:value-type="float">
            <text:p>-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1-12-26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064" calcext:value-type="float">
            <text:p>-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1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16" calcext:value-type="float">
            <text:p>-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1-10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304" calcext:value-type="float">
            <text:p>-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1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972" calcext:value-type="float">
            <text:p>-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1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97736" calcext:value-type="float">
            <text:p>-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1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93392" calcext:value-type="float">
            <text:p>-1.99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1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7336" calcext:value-type="float">
            <text:p>-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1-05-29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88464" calcext:value-type="float">
            <text:p>-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1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73808" calcext:value-type="float">
            <text:p>-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1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116" calcext:value-type="float">
            <text:p>-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1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75816" calcext:value-type="float">
            <text:p>-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0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24" calcext:value-type="float">
            <text:p>-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0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4112" calcext:value-type="float">
            <text:p>-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0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8684" calcext:value-type="float">
            <text:p>-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0-09-26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3624" calcext:value-type="float">
            <text:p>-1.5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0-08-22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58112" calcext:value-type="float">
            <text:p>-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0-07-2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89176" calcext:value-type="float">
            <text:p>-1.78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0-06-23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1168" calcext:value-type="float">
            <text:p>-2.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0-05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07336" calcext:value-type="float">
            <text:p>-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0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7932" calcext:value-type="float">
            <text:p>-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0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17192" calcext:value-type="float">
            <text:p>-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2000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36776" calcext:value-type="float">
            <text:p>-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9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95984" calcext:value-type="float">
            <text:p>-1.3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9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16" calcext:value-type="float">
            <text:p>-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9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0876" calcext:value-type="float">
            <text:p>-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9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0056" calcext:value-type="float">
            <text:p>-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9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43584" calcext:value-type="float">
            <text:p>-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9-07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29512" calcext:value-type="float">
            <text:p>-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9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0304" calcext:value-type="float">
            <text:p>-1.6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9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75104" calcext:value-type="float">
            <text:p>-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9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7984" calcext:value-type="float">
            <text:p>-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9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3456" calcext:value-type="float">
            <text:p>-1.74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9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17904" calcext:value-type="float">
            <text:p>-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8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8552" calcext:value-type="float">
            <text:p>-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8-1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6304" calcext:value-type="float">
            <text:p>-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8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972" calcext:value-type="float">
            <text:p>-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8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736" calcext:value-type="float">
            <text:p>-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8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44624" calcext:value-type="float">
            <text:p>-1.94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8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3704" calcext:value-type="float">
            <text:p>-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8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1824" calcext:value-type="float">
            <text:p>-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8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61744" calcext:value-type="float">
            <text:p>-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7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25168" calcext:value-type="float">
            <text:p>-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7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6672" calcext:value-type="float">
            <text:p>-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7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6672" calcext:value-type="float">
            <text:p>-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7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736" calcext:value-type="float">
            <text:p>-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7-08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9656" calcext:value-type="float">
            <text:p>-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7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2264" calcext:value-type="float">
            <text:p>-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7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4496" calcext:value-type="float">
            <text:p>-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7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18232" calcext:value-type="float">
            <text:p>-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6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74976" calcext:value-type="float">
            <text:p>-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5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31264" calcext:value-type="float">
            <text:p>-1.7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5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30096" calcext:value-type="float">
            <text:p>-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5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1704" calcext:value-type="float">
            <text:p>-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5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78" calcext:value-type="float">
            <text:p>-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5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94688" calcext:value-type="float">
            <text:p>-1.6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5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32432" calcext:value-type="float">
            <text:p>-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5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51304" calcext:value-type="float">
            <text:p>-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5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4936" calcext:value-type="float">
            <text:p>-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5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098" calcext:value-type="float">
            <text:p>-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5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1888" calcext:value-type="float">
            <text:p>-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5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97736" calcext:value-type="float">
            <text:p>-1.6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4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8308" calcext:value-type="float">
            <text:p>-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4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64208" calcext:value-type="float">
            <text:p>-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4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6504" calcext:value-type="float">
            <text:p>-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4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86712" calcext:value-type="float">
            <text:p>-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4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72056" calcext:value-type="float">
            <text:p>-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4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051304" calcext:value-type="float">
            <text:p>-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4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53056" calcext:value-type="float">
            <text:p>-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4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86584" calcext:value-type="float">
            <text:p>-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4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0312" calcext:value-type="float">
            <text:p>-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3-1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61616" calcext:value-type="float">
            <text:p>-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3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87424" calcext:value-type="float">
            <text:p>-1.48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3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60576" calcext:value-type="float">
            <text:p>-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3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9164" calcext:value-type="float">
            <text:p>-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3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19656" calcext:value-type="float">
            <text:p>-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3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95728" calcext:value-type="float">
            <text:p>-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3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08504" calcext:value-type="float">
            <text:p>-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3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128" calcext:value-type="float">
            <text:p>-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3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2128" calcext:value-type="float">
            <text:p>-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3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2512" calcext:value-type="float">
            <text:p>-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3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32888" calcext:value-type="float">
            <text:p>-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3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72512" calcext:value-type="float">
            <text:p>-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2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5312" calcext:value-type="float">
            <text:p>-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2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11096" calcext:value-type="float">
            <text:p>-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2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002" calcext:value-type="float">
            <text:p>-1.6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2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3352" calcext:value-type="float">
            <text:p>-1.67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2-08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3548" calcext:value-type="float">
            <text:p>-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2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34896" calcext:value-type="float">
            <text:p>-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2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21408" calcext:value-type="float">
            <text:p>-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2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18944" calcext:value-type="float">
            <text:p>-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2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7296" calcext:value-type="float">
            <text:p>-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2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57528" calcext:value-type="float">
            <text:p>-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2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4064" calcext:value-type="float">
            <text:p>-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2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2456" calcext:value-type="float">
            <text:p>-1.3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1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2588" calcext:value-type="float">
            <text:p>-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1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25296" calcext:value-type="float">
            <text:p>-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1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16736" calcext:value-type="float">
            <text:p>-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1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2184" calcext:value-type="float">
            <text:p>-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1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6504" calcext:value-type="float">
            <text:p>-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1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50136" calcext:value-type="float">
            <text:p>-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1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51888" calcext:value-type="float">
            <text:p>-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1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84" calcext:value-type="float">
            <text:p>-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1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17648" calcext:value-type="float">
            <text:p>-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142077280601</text:p>
          </table:table-cell>
          <table:table-cell office:value-type="string" calcext:value-type="string">
            <text:p>1991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02992" calcext:value-type="float">
            <text:p>-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16" meta:object-count="0"/>
    <meta:user-defined meta:name="AppVersion">3.0</meta:user-defined>
  </office:meta>
</office:document-meta>
</file>